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318cm" fo:margin-right="0cm" fo:text-indent="0cm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2bde8"/>
    </style:style>
    <style:style style:name="P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paragraph-rsid="0037e8b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26793c"/>
    </style:style>
    <style:style style:name="P13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officeooo:paragraph-rsid="0026793c"/>
    </style:style>
    <style:style style:name="P14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officeooo:paragraph-rsid="00411d20"/>
    </style:style>
    <style:style style:name="P17" style:family="paragraph" style:parent-style-name="Text_20_body">
      <loext:graphic-properties draw:fill="none"/>
      <style:paragraph-properties fo:margin-left="0.318cm" fo:margin-right="0cm" fo:text-indent="0cm" style:auto-text-indent="false" fo:background-color="transparent"/>
      <style:text-properties style:font-name="monospace" fo:font-size="10pt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9.75pt" fo:letter-spacing="normal" fo:font-style="normal" fo:font-weight="normal" loext:padding="0cm" loext:border="none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49123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paragraph-rsid="0026793c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9c045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weight="normal" officeooo:paragraph-rsid="005510bf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99999" officeooo:rsid="0059a84c" officeooo:paragraph-rsid="0059a84c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paragraph-rsid="005ff0b9" style:font-weight-asian="normal" style:font-weight-complex="normal"/>
    </style:style>
    <style:style style:name="P26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27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808080" style:font-name="monospace" fo:font-size="10pt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.318cm" fo:margin-right="0cm" fo:text-indent="0cm" style:auto-text-indent="false" fo:background-color="transparent"/>
      <style:text-properties fo:color="#999999" officeooo:paragraph-rsid="0026793c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officeooo:rsid="00449123" officeooo:paragraph-rsid="00449123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ff8000" fo:font-weight="normal" officeooo:rsid="00449123" officeooo:paragraph-rsid="0056072b" fo:background-color="transparent" style:font-weight-asian="normal" style:font-weight-complex="normal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10" style:family="text">
      <style:text-properties style:font-name="monospace" fo:font-size="10pt" style:font-size-asian="10pt" style:font-size-complex="10pt"/>
    </style:style>
    <style:style style:name="T11" style:family="text">
      <style:text-properties style:font-name="monospace" fo:font-size="10pt" officeooo:rsid="00237677" style:font-size-asian="10pt" style:font-size-complex="10pt"/>
    </style:style>
    <style:style style:name="T12" style:family="text">
      <style:text-properties officeooo:rsid="00202d18"/>
    </style:style>
    <style:style style:name="T13" style:family="text">
      <style:text-properties officeooo:rsid="0020edfd"/>
    </style:style>
    <style:style style:name="T14" style:family="text">
      <style:text-properties officeooo:rsid="00237677"/>
    </style:style>
    <style:style style:name="T15" style:family="text">
      <style:text-properties fo:color="#999999" officeooo:rsid="00237677"/>
    </style:style>
    <style:style style:name="T16" style:family="text">
      <style:text-properties fo:color="#999999" officeooo:rsid="0026793c"/>
    </style:style>
    <style:style style:name="T17" style:family="text">
      <style:text-properties fo:color="#999999" officeooo:rsid="00299511"/>
    </style:style>
    <style:style style:name="T18" style:family="text">
      <style:text-properties fo:color="#999999" officeooo:rsid="002b4312"/>
    </style:style>
    <style:style style:name="T19" style:family="text">
      <style:text-properties fo:color="#808080" officeooo:rsid="00255f50"/>
    </style:style>
    <style:style style:name="T20" style:family="text">
      <style:text-properties officeooo:rsid="0026793c"/>
    </style:style>
    <style:style style:name="T21" style:family="text">
      <style:text-properties fo:color="#00a933"/>
    </style:style>
    <style:style style:name="T22" style:family="text">
      <style:text-properties fo:color="#00a933" officeooo:rsid="00450c81"/>
    </style:style>
    <style:style style:name="T23" style:family="text">
      <style:text-properties fo:color="#00a933" officeooo:rsid="00449123"/>
    </style:style>
    <style:style style:name="T24" style:family="text">
      <style:text-properties fo:color="#00a933" officeooo:rsid="00406ee0"/>
    </style:style>
    <style:style style:name="T25" style:family="text">
      <style:text-properties fo:color="#00a933" officeooo:rsid="004857e7"/>
    </style:style>
    <style:style style:name="T26" style:family="text">
      <style:text-properties fo:color="#00a933" officeooo:rsid="0049c045"/>
    </style:style>
    <style:style style:name="T27" style:family="text">
      <style:text-properties fo:color="#00a933" officeooo:rsid="00449123" fo:background-color="transparent" loext:char-shading-value="0"/>
    </style:style>
    <style:style style:name="T28" style:family="text">
      <style:text-properties fo:color="#00a933" officeooo:rsid="00392ba4" fo:background-color="transparent" loext:char-shading-value="0"/>
    </style:style>
    <style:style style:name="T29" style:family="text">
      <style:text-properties fo:color="#00a933" officeooo:rsid="0049c045" fo:background-color="transparent" loext:char-shading-value="0"/>
    </style:style>
    <style:style style:name="T30" style:family="text">
      <style:text-properties officeooo:rsid="00449123"/>
    </style:style>
    <style:style style:name="T31" style:family="text">
      <style:text-properties officeooo:rsid="0049c045"/>
    </style:style>
    <style:style style:name="T32" style:family="text">
      <style:text-properties officeooo:rsid="00449123" fo:background-color="transparent" loext:char-shading-value="0"/>
    </style:style>
    <style:style style:name="T33" style:family="text">
      <style:text-properties officeooo:rsid="005e24d0" fo:background-color="transparent" loext:char-shading-value="0"/>
    </style:style>
    <style:style style:name="T34" style:family="text">
      <style:text-properties fo:font-weight="normal" fo:background-color="transparent" loext:char-shading-value="0" style:font-weight-asian="normal" style:font-weight-complex="normal"/>
    </style:style>
    <style:style style:name="T35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6" style:family="text">
      <style:text-properties officeooo:rsid="004ccc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groupadd docker</text:p>
      <text:p text:style-name="P1">sudo gpasswd -a $USER docker</text:p>
      <text:p text:style-name="P2">docker run hello-world</text:p>
      <text:p text:style-name="P2">docker run -it ubuntu bash</text:p>
      <text:p text:style-name="P2">docker image ls</text:p>
      <text:p text:style-name="P2"/>
      <text:p text:style-name="P2">docker-machine create default</text:p>
      <text:p text:style-name="P2"/>
      <text:p text:style-name="P17"><text:span text:style-name="Strong_20_Emphasis"><text:span text:style-name="T8">Docker machine install for Linux</text:span></text:span><text:span text:style-name="T9"> :</text:span></text:p>
      <text:p text:style-name="P18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4">инициализируем новый контейнер, но в этот раз зададим для него имя хоста с по-</text:p>
      <text:p text:style-name="P4">мощью флага -h:</text:p>
      <text:p text:style-name="P2">docker run -h CONTAINER -i -t debian /bin/bash</text:p>
      <text:p text:style-name="P2">docker ps <text:s/>- <text:span text:style-name="T12">контейнеры</text:span></text:p>
      <text:p text:style-name="P2">docker inspect <text:span text:style-name="T13">ИМЯ контейнера</text:span></text:p>
      <text:p text:style-name="P2">docker inspect objective_kapitsa | grep IPAddress</text:p>
      <text:p text:style-name="P5"><text:span text:style-name="T10">docker run -h CONTAINER <text:s/>--name </text:span><text:span text:style-name="T11">vasya</text:span><text:span text:style-name="T10"> -i -t debian /bin/bash</text:span></text:p>
      <text:p text:style-name="P3">docker inspect --format {{.NetworkSettings.IPAddress}} <text:s/><text:span text:style-name="T14">vasya <text:s text:c="4"/></text:span><text:span text:style-name="T15">#172.18.0.2</text:span></text:p>
      <text:p text:style-name="P3"><text:span text:style-name="T1">docker diff vasya <text:s text:c="2"/><text:tab/></text:span><text:span text:style-name="T19">показывает измененные файлы в контейнере</text:span></text:p>
      <text:p text:style-name="P6">docker logs vasya <text:s text:c="2"/><text:tab/><text:span text:style-name="T16">лог всех событий</text:span></text:p>
      <text:p text:style-name="P7"><text:span text:style-name="T20">docker ps -a </text:span><text:span text:style-name="T16"><text:tab/><text:tab/>выводится список всех контейнеров, включая остановленные Такие </text:span></text:p>
      <text:p text:style-name="P14"><text:tab/><text:tab/><text:tab/><text:tab/>контейнеры могут быть перезапущены командой docker start</text:p>
      <text:p text:style-name="P8">docker rm <text:span text:style-name="T13">ИМЯ <text:tab/> <text:s/><text:tab/></text:span><text:span text:style-name="T17">удалить окончательно</text:span></text:p>
      <text:p text:style-name="P15"/>
      <text:p text:style-name="P6"><text:span text:style-name="T20">docker rm -v $(docker ps -aq -f status=exited) <text:s text:c="2"/></text:span><text:span text:style-name="T18">удалить все остановленные</text:span><text:span text:style-name="T16"><text:tab/></text:span></text:p>
      <text:p text:style-name="P12"><text:span text:style-name="T2">docker rm -v $(docker ps -aq -f status=</text:span><text:span text:style-name="T3">created</text:span><text:span text:style-name="T2">)</text:span></text:p>
      <text:p text:style-name="P9">docker rm 3e4029856551</text:p>
      <text:p text:style-name="P12"><text:span text:style-name="T2">docker </text:span><text:span text:style-name="T4">start</text:span><text:span text:style-name="T2"> 02b4b3b7b905</text:span></text:p>
      <text:p text:style-name="P9">docker stop 02b4b3b7b905</text:p>
      <text:p text:style-name="P9"/>
      <text:p text:style-name="P9">С помощью Docker можно запустить командную оболочку shell внутри контейнера, выполнив следующую команду:</text:p>
      <text:p text:style-name="P16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9"/>
      <text:p text:style-name="P26"><text:span text:style-name="T21">docker run -it --name cowsay -h cowsay </text:span><text:span text:style-name="T25">debian</text:span><text:span text:style-name="T21"> bash </text:span></text:p>
      <text:p text:style-name="P26"><text:span text:style-name="T21">apt-get update </text:span><text:span text:style-name="T24">&amp;&amp; </text:span><text:span text:style-name="T21">apt-get install -y cowsay fortune </text:span></text:p>
      <text:p text:style-name="P19"><text:span text:style-name="T22">echo </text:span><text:span text:style-name="T23">"while true; do clear &amp;&amp; /usr/games/fortune | /usr/games/cowsay &amp;&amp; sleep </text:span><text:span text:style-name="T22">3</text:span><text:span text:style-name="T23">; done" &gt; /</text:span><text:span text:style-name="T26">usr/games/</text:span><text:span text:style-name="T23">test.sh</text:span></text:p>
      <text:p text:style-name="P29">chmod +x /usr/games/test.sh</text:p>
      <text:p text:style-name="P22"><text:span text:style-name="T23">/</text:span><text:span text:style-name="T26">usr/games/</text:span><text:span text:style-name="T23">test.sh</text:span></text:p>
      <text:p text:style-name="P13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0">docker commit cowsay test/cowsayimage</text:p>
      <text:p text:style-name="P13"><text:s/>Теперь у нас есть образ с предустановленным приложением cowsay, который мы можем запускать в любое время:</text:p>
      <text:p text:style-name="P21">docker run <text:s/>-e TERM=xterm <text:s/>test/cowsayimage <text:span text:style-name="T36">sh </text:span><text:span text:style-name="T30">/</text:span><text:span text:style-name="T31">usr/games/</text:span><text:span text:style-name="T30">test.sh</text:span></text:p>
      <text:p text:style-name="P23"><text:span text:style-name="T27">docker </text:span><text:span text:style-name="T28">run</text:span><text:span text:style-name="T27"> --tty </text:span><text:span text:style-name="T28">test/cowsayimage</text:span><text:span text:style-name="T27"> env TERM=xterm /</text:span><text:span text:style-name="T29">usr/games/</text:span><text:span text:style-name="T27">test.sh</text:span></text:p>
      <text:p text:style-name="P30">echo alias cowsay="'docker run --tty test/cowsayimage env TERM=xterm /usr/games/test.sh'"&gt;&gt;.bashrc</text:p>
      <text:p text:style-name="P24"><text:span text:style-name="T35">п</text:span><text:span text:style-name="T34">ерезагрузить терминал</text:span></text:p>
      <text:p text:style-name="P31">cowsay</text:p>
      <text:p text:style-name="P31"/>
      <text:p text:style-name="P31"/>
      <text:p text:style-name="P31"/>
      <text:p text:style-name="P25"><text:soft-page-break/><text:span text:style-name="T32">docker run -it</text:span><text:span text:style-name="T33">d</text:span><text:span text:style-name="T32"> --name </text:span><text:span text:style-name="T33">nginx</text:span><text:span text:style-name="T32"> <text:s/>-h </text:span><text:span text:style-name="T33">nginx <text:s/>nginx</text:span></text:p>
      <text:p text:style-name="P32">http://localhost</text:p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49cm" fo:margin-right="0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3-10-08T08:13:21.713829777</dc:date>
    <meta:editing-duration>PT4H46M12S</meta:editing-duration>
    <meta:editing-cycles>61</meta:editing-cycles>
    <meta:document-statistic meta:table-count="0" meta:image-count="0" meta:object-count="0" meta:page-count="2" meta:paragraph-count="43" meta:word-count="327" meta:character-count="2433" meta:non-whitespace-character-count="2121"/>
  </office:meta>
</office:document-meta>
</file>